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2d6" officeooo:paragraph-rsid="000502d6"/>
    </style:style>
    <style:style style:name="P2" style:family="paragraph" style:parent-style-name="Standard">
      <style:text-properties officeooo:rsid="000537e6" officeooo:paragraph-rsid="000537e6"/>
    </style:style>
    <style:style style:name="P3" style:family="paragraph" style:parent-style-name="Standard">
      <style:text-properties officeooo:rsid="0006ac90" officeooo:paragraph-rsid="0006ac90"/>
    </style:style>
    <style:style style:name="P4" style:family="paragraph" style:parent-style-name="Standard">
      <style:text-properties officeooo:rsid="000502d6" officeooo:paragraph-rsid="000502d6"/>
    </style:style>
    <style:style style:name="T1" style:family="text">
      <style:text-properties officeooo:rsid="000537e6"/>
    </style:style>
    <style:style style:name="T2" style:family="text">
      <style:text-properties officeooo:rsid="0006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Prima Militant</text:h>
      <text:p text:style-name="P1"/>
      <text:p text:style-name="P1">Ich bin jung, ich bin gebildet, ich bin alternativ.</text:p>
      <text:p text:style-name="P1">Ich rette diese Welt, denn hier geht einiges schief.</text:p>
      <text:p text:style-name="P1">Alle schreien nur nach Krieg, und das geht mir auf den Sack</text:p>
      <text:p text:style-name="P1">Denn Menschen sterben nur für Geld, für nen besseren Tarif.</text:p>
      <text:p text:style-name="P1"/>
      <text:p text:style-name="P1">Und Ich bin nicht alleine hier, auch andere ham Verstand.</text:p>
      <text:p text:style-name="P1">Wir stehn zusamm für Frieden ein, und für ein freies Land.</text:p>
      <text:p text:style-name="P1">Die Amis wollen den Frieden zwingen, und schießen nur noch mehr</text:p>
      <text:p text:style-name="P1">drum demonstriern wir engagiert und außer Rand und Band.</text:p>
      <text:p text:style-name="P1"/>
      <text:p text:style-name="P1">Plötzlich Soldaten überall, die behandeln uns echt krass.</text:p>
      <text:p text:style-name="P1">Ob wir denn Terroristen sind, doch ich bleibe gefasst.</text:p>
      <text:p text:style-name="P1">Ich bin doch friedlich, sage ich, ich hasse nur Soldaten</text:p>
      <text:p text:style-name="P1">jetzt hab ich nen Trojaner drauf, und in mir wächst der Hass.</text:p>
      <text:p text:style-name="P1"/>
      <text:p text:style-name="P1">Wannimmer ich jetzt etwas schreib, ich muss immer drauf achten</text:p>
      <text:p text:style-name="P1">dass niemand mich festnehmen will, und in mir wächst die Wut</text:p>
      <text:p text:style-name="P1">denen zeig ichs, denk ich mir, ich sammel meine Freunde,</text:p>
      <text:p text:style-name="P1">denn sich zu wehren braucht nicht viel, <text:span text:style-name="T2">nur etwas</text:span> Not und Mut.</text:p>
      <text:p text:style-name="P1"/>
      <text:p text:style-name="P1">Blut und Leichen überall. </text:p>
      <text:p text:style-name="P1">Panzer fahren, doch wir ham Panzerbrechende Munition geklaut</text:p>
      <text:p text:style-name="P1">wir hindern euch für immer am töten!! meine Kugeln treffen eine nach der anderen einen eurer MÖRDER! </text:p>
      <text:p text:style-name="P1">Ein leises Röcheln, du spuckst Blut.</text:p>
      <text:p text:style-name="P1"/>
      <text:p text:style-name="P1">nie wieder Krieg, </text:p>
      <text:p text:style-name="P1">das <text:span text:style-name="T1">deine letzten Worte</text:span></text:p>
      <text:p text:style-name="P2">Nie wieder Krieg, </text:p>
      <text:p text:style-name="P2">tja, die Reue kommt zu spät!</text:p>
      <text:p text:style-name="P2">Nie wieder Krieg</text:p>
      <text:p text:style-name="P2">Du bist doch Soldat geworden!</text:p>
      <text:p text:style-name="P2">Nie wieder Krieg</text:p>
      <text:p text:style-name="P2">so schauts aus wenn man den Weg zuende geht!</text:p>
      <text:p text:style-name="P2"/>
      <text:p text:style-name="P2">Ich bin jung, ich bin gebildet, ich rette diese Welt,</text:p>
      <text:p text:style-name="P2">Ich knalle jeden Wichser ab, dem Krieg auch nur gefällt.</text:p>
      <text:p text:style-name="P2">Ich krieg euch alle, Faschos, Nazis, Sexisten, Bonzen, Homophobe, Reaktionäre, Lobbyisten, Fleischfresser, Kriegstreiber, JEDEN!!!!</text:p>
      <text:p text:style-name="P2">Ich hab Frieden geschaffen, ich glaub ich bin ein Held.</text:p>
      <text:p text:style-name="P2"/>
      <text:p text:style-name="P3">Strophe</text:p>
      <text:p text:style-name="P3">A<text:tab/>E/A</text:p>
      <text:p text:style-name="P3">A<text:tab/>E/A</text:p>
      <text:p text:style-name="P3">D<text:tab/>D</text:p>
      <text:p text:style-name="P3">A<text:tab/>E/A</text:p>
      <text:p text:style-name="P3"/>
      <text:p text:style-name="P3">Mittelteil</text:p>
      <text:p text:style-name="P3">h</text:p>
      <text:p text:style-name="P3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4-03-15T09:36:08.804296014</meta:creation-date>
    <dc:date>2019-06-22T17:43:10.526565921</dc:date>
    <meta:editing-duration>PT2H24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292" meta:character-count="1684" meta:non-whitespace-character-count="1429"/>
  </office:meta>
</office:document-meta>
</file>